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72cm"/>
    </style:style>
    <style:style style:name="co2" style:family="table-column">
      <style:table-column-properties fo:break-before="auto" style:column-width="6.0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ce1" office:value-type="string">
            <text:p>Substantivos (ordem de ocorrência)</text:p>
          </table:table-cell>
          <table:table-cell table:style-name="ce1" office:value-type="string">
            <text:p>Substantivos (ordem alfabética)</text:p>
          </table:table-cell>
          <table:table-cell/>
        </table:table-row>
        <table:table-row table:style-name="ro1">
          <table:table-cell office:value-type="string">
            <text:p>comunidade</text:p>
          </table:table-cell>
          <table:table-cell office:value-type="string">
            <text:p>acessos simultâneos</text:p>
          </table:table-cell>
          <table:table-cell/>
        </table:table-row>
        <table:table-row table:style-name="ro1">
          <table:table-cell table:number-columns-repeated="2" office:value-type="string">
            <text:p>aplicação</text:p>
          </table:table-cell>
          <table:table-cell/>
        </table:table-row>
        <table:table-row table:style-name="ro1">
          <table:table-cell office:value-type="string">
            <text:p>célula</text:p>
          </table:table-cell>
          <table:table-cell office:value-type="string">
            <text:p>aplicação central</text:p>
          </table:table-cell>
          <table:table-cell/>
        </table:table-row>
        <table:table-row table:style-name="ro1">
          <table:table-cell office:value-type="string">
            <text:p>localização</text:p>
          </table:table-cell>
          <table:table-cell office:value-type="string">
            <text:p>aplicação cliente</text:p>
          </table:table-cell>
          <table:table-cell/>
        </table:table-row>
        <table:table-row table:style-name="ro1">
          <table:table-cell office:value-type="string">
            <text:p>rede de relacionamentos</text:p>
          </table:table-cell>
          <table:table-cell office:value-type="string">
            <text:p>autenticação</text:p>
          </table:table-cell>
          <table:table-cell/>
        </table:table-row>
        <table:table-row table:style-name="ro1">
          <table:table-cell office:value-type="string">
            <text:p>contato</text:p>
          </table:table-cell>
          <table:table-cell office:value-type="string">
            <text:p>banco de dados</text:p>
          </table:table-cell>
          <table:table-cell/>
        </table:table-row>
        <table:table-row table:style-name="ro1">
          <table:table-cell office:value-type="string">
            <text:p>convite</text:p>
          </table:table-cell>
          <table:table-cell office:value-type="string">
            <text:p>base central</text:p>
          </table:table-cell>
          <table:table-cell/>
        </table:table-row>
        <table:table-row table:style-name="ro1">
          <table:table-cell office:value-type="string">
            <text:p>cadastro</text:p>
          </table:table-cell>
          <table:table-cell office:value-type="string">
            <text:p>base de dados</text:p>
          </table:table-cell>
          <table:table-cell/>
        </table:table-row>
        <table:table-row table:style-name="ro1">
          <table:table-cell office:value-type="string">
            <text:p>interface</text:p>
          </table:table-cell>
          <table:table-cell office:value-type="string">
            <text:p>base local</text:p>
          </table:table-cell>
          <table:table-cell/>
        </table:table-row>
        <table:table-row table:style-name="ro1">
          <table:table-cell office:value-type="string">
            <text:p>tela</text:p>
          </table:table-cell>
          <table:table-cell office:value-type="string">
            <text:p>cadastro</text:p>
          </table:table-cell>
          <table:table-cell/>
        </table:table-row>
        <table:table-row table:style-name="ro1">
          <table:table-cell office:value-type="string">
            <text:p>gráfico</text:p>
          </table:table-cell>
          <table:table-cell office:value-type="string">
            <text:p>célula</text:p>
          </table:table-cell>
          <table:table-cell/>
        </table:table-row>
        <table:table-row table:style-name="ro1">
          <table:table-cell office:value-type="string">
            <text:p>teclado</text:p>
          </table:table-cell>
          <table:table-cell office:value-type="string">
            <text:p>células adjacentes</text:p>
          </table:table-cell>
          <table:table-cell/>
        </table:table-row>
        <table:table-row table:style-name="ro1">
          <table:table-cell office:value-type="string">
            <text:p>dispositivo apontador</text:p>
          </table:table-cell>
          <table:table-cell office:value-type="string">
            <text:p>chave</text:p>
          </table:table-cell>
          <table:table-cell/>
        </table:table-row>
        <table:table-row table:style-name="ro1">
          <table:table-cell office:value-type="string">
            <text:p>informação</text:p>
          </table:table-cell>
          <table:table-cell office:value-type="string">
            <text:p>comunidade</text:p>
          </table:table-cell>
          <table:table-cell/>
        </table:table-row>
        <table:table-row table:style-name="ro1">
          <table:table-cell office:value-type="string">
            <text:p>usuário</text:p>
          </table:table-cell>
          <table:table-cell office:value-type="string">
            <text:p>configurações de localização</text:p>
          </table:table-cell>
          <table:table-cell/>
        </table:table-row>
        <table:table-row table:style-name="ro1">
          <table:table-cell office:value-type="string">
            <text:p>dispositivo</text:p>
          </table:table-cell>
          <table:table-cell office:value-type="string">
            <text:p>contato</text:p>
          </table:table-cell>
          <table:table-cell/>
        </table:table-row>
        <table:table-row table:style-name="ro1">
          <table:table-cell office:value-type="string">
            <text:p>sessão</text:p>
          </table:table-cell>
          <table:table-cell office:value-type="string">
            <text:p>convite</text:p>
          </table:table-cell>
          <table:table-cell/>
        </table:table-row>
        <table:table-row table:style-name="ro1">
          <table:table-cell office:value-type="string">
            <text:p>autenticação</text:p>
          </table:table-cell>
          <table:table-cell office:value-type="string">
            <text:p>dispositivo</text:p>
          </table:table-cell>
          <table:table-cell/>
        </table:table-row>
        <table:table-row table:style-name="ro1">
          <table:table-cell office:value-type="string">
            <text:p>identificação</text:p>
          </table:table-cell>
          <table:table-cell office:value-type="string">
            <text:p>dispositivo apontador</text:p>
          </table:table-cell>
          <table:table-cell/>
        </table:table-row>
        <table:table-row table:style-name="ro1">
          <table:table-cell office:value-type="string">
            <text:p>rede celular</text:p>
          </table:table-cell>
          <table:table-cell office:value-type="string">
            <text:p>dispositivo de entrada</text:p>
          </table:table-cell>
          <table:table-cell/>
        </table:table-row>
        <table:table-row table:style-name="ro1">
          <table:table-cell office:value-type="string">
            <text:p>interação</text:p>
          </table:table-cell>
          <table:table-cell office:value-type="string">
            <text:p>gráfico</text:p>
          </table:table-cell>
          <table:table-cell/>
        </table:table-row>
        <table:table-row table:style-name="ro1">
          <table:table-cell office:value-type="string">
            <text:p>base de dados</text:p>
          </table:table-cell>
          <table:table-cell office:value-type="string">
            <text:p>identificação</text:p>
          </table:table-cell>
          <table:table-cell/>
        </table:table-row>
        <table:table-row table:style-name="ro1">
          <table:table-cell office:value-type="string">
            <text:p>banco de dados</text:p>
          </table:table-cell>
          <table:table-cell office:value-type="string">
            <text:p>informação</text:p>
          </table:table-cell>
          <table:table-cell/>
        </table:table-row>
        <table:table-row table:style-name="ro1">
          <table:table-cell office:value-type="string">
            <text:p>palavra-chave</text:p>
          </table:table-cell>
          <table:table-cell office:value-type="string">
            <text:p>interação</text:p>
          </table:table-cell>
          <table:table-cell/>
        </table:table-row>
        <table:table-row table:style-name="ro1">
          <table:table-cell office:value-type="string">
            <text:p>rede de contatos</text:p>
          </table:table-cell>
          <table:table-cell office:value-type="string">
            <text:p>interface</text:p>
          </table:table-cell>
          <table:table-cell/>
        </table:table-row>
        <table:table-row table:style-name="ro1">
          <table:table-cell office:value-type="string">
            <text:p>aplicação central</text:p>
          </table:table-cell>
          <table:table-cell office:value-type="string">
            <text:p>localização</text:p>
          </table:table-cell>
          <table:table-cell/>
        </table:table-row>
        <table:table-row table:style-name="ro1">
          <table:table-cell office:value-type="string">
            <text:p>acessos simultâneos</text:p>
          </table:table-cell>
          <table:table-cell office:value-type="string">
            <text:p>mapeamento de informações</text:p>
          </table:table-cell>
          <table:table-cell/>
        </table:table-row>
        <table:table-row table:style-name="ro1">
          <table:table-cell office:value-type="string">
            <text:p>múltiplas células</text:p>
          </table:table-cell>
          <table:table-cell office:value-type="string">
            <text:p>menu de visualização</text:p>
          </table:table-cell>
          <table:table-cell/>
        </table:table-row>
        <table:table-row table:style-name="ro1">
          <table:table-cell office:value-type="string">
            <text:p>aplicação cliente</text:p>
          </table:table-cell>
          <table:table-cell office:value-type="string">
            <text:p>menu principal</text:p>
          </table:table-cell>
          <table:table-cell/>
        </table:table-row>
        <table:table-row table:style-name="ro1">
          <table:table-cell office:value-type="string">
            <text:p>mapeamento de informações</text:p>
          </table:table-cell>
          <table:table-cell office:value-type="string">
            <text:p>mouse</text:p>
          </table:table-cell>
          <table:table-cell/>
        </table:table-row>
        <table:table-row table:style-name="ro1">
          <table:table-cell office:value-type="string">
            <text:p>base local</text:p>
          </table:table-cell>
          <table:table-cell office:value-type="string">
            <text:p>múltiplas células</text:p>
          </table:table-cell>
          <table:table-cell/>
        </table:table-row>
        <table:table-row table:style-name="ro1">
          <table:table-cell office:value-type="string">
            <text:p>base central</text:p>
          </table:table-cell>
          <table:table-cell office:value-type="string">
            <text:p>opção numerada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office:value-type="string">
            <text:p>palavra-chave</text:p>
          </table:table-cell>
          <table:table-cell/>
        </table:table-row>
        <table:table-row table:style-name="ro2">
          <table:table-cell table:style-name="ce2" office:value-type="string">
            <text:p>touchscreen</text:p>
          </table:table-cell>
          <table:table-cell office:value-type="string">
            <text:p>posição geográfica</text:p>
          </table:table-cell>
          <table:table-cell/>
        </table:table-row>
        <table:table-row table:style-name="ro1">
          <table:table-cell office:value-type="string">
            <text:p>chave</text:p>
          </table:table-cell>
          <table:table-cell office:value-type="string">
            <text:p>radar dinâmico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dispositivo de entrada</text:p>
          </table:table-cell>
          <table:table-cell office:value-type="string">
            <text:p>raio de abrangência</text:p>
          </table:table-cell>
          <table:table-cell/>
        </table:table-row>
        <table:table-row table:style-name="ro1">
          <table:table-cell office:value-type="string">
            <text:p>radar dinâmico</text:p>
          </table:table-cell>
          <table:table-cell office:value-type="string">
            <text:p>rede celular</text:p>
          </table:table-cell>
          <table:table-cell/>
        </table:table-row>
        <table:table-row table:style-name="ro1">
          <table:table-cell office:value-type="string">
            <text:p>posição geográfica</text:p>
          </table:table-cell>
          <table:table-cell office:value-type="string">
            <text:p>rede de contatos</text:p>
          </table:table-cell>
          <table:table-cell/>
        </table:table-row>
        <table:table-row table:style-name="ro1">
          <table:table-cell office:value-type="string">
            <text:p>configurações de localização</text:p>
          </table:table-cell>
          <table:table-cell office:value-type="string">
            <text:p>rede de relacionamentos</text:p>
          </table:table-cell>
          <table:table-cell/>
        </table:table-row>
        <table:table-row table:style-name="ro1">
          <table:table-cell office:value-type="string">
            <text:p>sistema de posicionamento global</text:p>
          </table:table-cell>
          <table:table-cell office:value-type="string">
            <text:p>sessão</text:p>
          </table:table-cell>
          <table:table-cell/>
        </table:table-row>
        <table:table-row table:style-name="ro1">
          <table:table-cell office:value-type="string">
            <text:p>raio de abrangência</text:p>
          </table:table-cell>
          <table:table-cell office:value-type="string">
            <text:p>sistema de posicionamento global</text:p>
          </table:table-cell>
          <table:table-cell/>
        </table:table-row>
        <table:table-row table:style-name="ro1">
          <table:table-cell office:value-type="string">
            <text:p>valor de configuração</text:p>
          </table:table-cell>
          <table:table-cell office:value-type="string">
            <text:p>teclado</text:p>
          </table:table-cell>
          <table:table-cell/>
        </table:table-row>
        <table:table-row table:style-name="ro1">
          <table:table-cell office:value-type="string">
            <text:p>menu principal</text:p>
          </table:table-cell>
          <table:table-cell office:value-type="string">
            <text:p>tela</text:p>
          </table:table-cell>
          <table:table-cell/>
        </table:table-row>
        <table:table-row table:style-name="ro1">
          <table:table-cell office:value-type="string">
            <text:p>opção numerada</text:p>
          </table:table-cell>
          <table:table-cell office:value-type="string">
            <text:p>tela inicial</text:p>
          </table:table-cell>
          <table:table-cell/>
        </table:table-row>
        <table:table-row table:style-name="ro1">
          <table:table-cell table:number-columns-repeated="2" office:value-type="string">
            <text:p>tipo de interação</text:p>
          </table:table-cell>
          <table:table-cell/>
        </table:table-row>
        <table:table-row table:style-name="ro1">
          <table:table-cell office:value-type="string">
            <text:p>transação</text:p>
          </table:table-cell>
          <table:table-cell table:style-name="ce2" office:value-type="string">
            <text:p>touchscreen</text:p>
          </table:table-cell>
          <table:table-cell/>
        </table:table-row>
        <table:table-row table:style-name="ro1">
          <table:table-cell office:value-type="string">
            <text:p>células adjacentes</text:p>
          </table:table-cell>
          <table:table-cell office:value-type="string">
            <text:p>transação</text:p>
          </table:table-cell>
          <table:table-cell/>
        </table:table-row>
        <table:table-row table:style-name="ro1">
          <table:table-cell office:value-type="string">
            <text:p>menu de visualização</text:p>
          </table:table-cell>
          <table:table-cell office:value-type="string">
            <text:p>usuário</text:p>
          </table:table-cell>
          <table:table-cell/>
        </table:table-row>
        <table:table-row table:style-name="ro1">
          <table:table-cell office:value-type="string">
            <text:p>tela inicial</text:p>
          </table:table-cell>
          <table:table-cell office:value-type="string">
            <text:p>valor de configuração</text:p>
          </table:table-cell>
          <table:table-cell/>
        </table:table-row>
        <table:table-row table:style-name="ro1" table:number-rows-repeated="104852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lanilha2" table:style-name="ta1">
        <table:table-column table:style-name="co3" table:default-cell-style-name="Default"/>
        <table:table-row table:style-name="ro3">
          <table:table-cell/>
        </table:table-row>
      </table:table>
      <table:table table:name="Planilha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Planilha1.B1:Planilha1.B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11-03T18:55:03</meta:creation-date>
    <dc:date>2014-11-03T20:04:24</dc:date>
    <dc:creator>Danilo </dc:creator>
    <meta:editing-duration>PT1H5M22S</meta:editing-duration>
    <meta:editing-cycles>2</meta:editing-cycles>
    <meta:generator>LibreOffice/3.5$Linux_X86_64 LibreOffice_project/350m1$Build-2</meta:generator>
    <meta:document-statistic meta:table-count="3" meta:cell-count="101" meta:object-count="0"/>
  </office:meta>
</office:document-meta>
</file>